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margin-top="0cm" fo:margin-bottom="0.212cm" style:text-autospace="none"/>
    </style:style>
    <style:style style:name="P5" style:family="paragraph" style:parent-style-name="Standard" style:master-page-name="Standard">
      <style:paragraph-properties fo:margin-left="1.27cm" fo:margin-right="0cm" fo:text-indent="-1.27cm" style:auto-text-indent="false" style:page-number="auto"/>
    </style:style>
    <style:style style:name="P6" style:family="paragraph" style:parent-style-name="Standard">
      <style:paragraph-properties fo:margin-left="1.27cm" fo:margin-right="0cm" fo:text-indent="-1.27cm" style:auto-text-indent="false"/>
    </style:style>
    <style:style style:name="P7" style:family="paragraph" style:parent-style-name="Standard" style:list-style-name="WW8Num1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a 2 – estrutura de controle: repetição (extra-classe entregar)</text:p>
      <text:p text:style-name="P6"/>
      <text:p text:style-name="Standard">Assunto:</text:p>
      <text:p text:style-name="P3">Variáveis, instruções de entrada e saída de dados e expressões matemáticas, estruturas de decisão e de repetição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2"><text:tab/>a.1.1) Dados de entrada</text:p>
      <text:p text:style-name="P2"><text:tab/>a.1.2) Processamento (instruções a serem realizadas)</text:p>
      <text:p text:style-name="P2"><text:tab/>a.1.3) Dados de saída</text:p>
      <text:p text:style-name="P2">a.2) representar o algoritmo em fluxograma.</text:p>
      <text:p text:style-name="Standard"><text:tab/>b) Representar o algoritmo de solução do problema na linguagem C, com as entradas informadas pelo usuário.</text:p>
      <text:p text:style-name="Standard"/>
      <text:p text:style-name="Standard">Importante:</text:p>
      <text:list xml:id="list34291136" text:style-name="WW8Num1">
        <text:list-item>
          <text:p text:style-name="P7">Chaves</text:p>
          <text:list>
            <text:list-item>
              <text:p text:style-name="P7">Elas delimitam um bloco de instruções (comandos) que estão subordinados a uma cláusula if, else ou else if ou a uma estrutura de repetição do, while e do while.</text:p>
            </text:list-item>
            <text:list-item>
              <text:p text:style-name="P7">As instruções delimitadas por um conjunto de chaves deve obrigatoriamente estar identada. Um conjunto de espaços (tab) de avanço.</text:p>
            </text:list-item>
            <text:list-item>
              <text:p text:style-name="P7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7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7">Erros:</text:p>
          <text:list>
            <text:list-item>
              <text:p text:style-name="P7">Verificar se as chaves estão corretas</text:p>
            </text:list-item>
            <text:list-item>
              <text:p text:style-name="P7">Verificar se há teste lógico sem if.</text:p>
            </text:list-item>
            <text:list-item>
              <text:p text:style-name="P7">Loop infinito. A variável de controle não está sendo incrementada ou decrementada, o teste lógico que verifica a condição de continuidade ou parada não está sendo realizado corretamente.</text:p>
            </text:list-item>
          </text:list>
        </text:list-item>
      </text:list>
      <text:p text:style-name="Standard"/>
      <text:p text:style-name="Standard">Exercícios:</text:p>
      <text:p text:style-name="Standard"/>
      <text:p text:style-name="P4">1) Ler dois valores que representam os limites de um intervalo. Mostrar os números pares e divisíveis por 3 desse intervalo em ordem crescente. O usuário pode informar os valores em qualquer ordem.</text:p>
      <text:p text:style-name="P4">Por exemplo: informados 2 e 300 como limites</text:p>
      <text:p text:style-name="P4">Mostrar: 6, 12, 18 ... // são pares e divisíveis por 3</text:p>
      <text:p text:style-name="P1"/>
      <text:p text:style-name="P1"/>
      <text:p text:style-name="P1">2) Elaborar um programa para automatizar o caixa de uma loja. <text:s/>Leia a quantidade e o valor unitário de cada produto. Calcule o valor total da compra. Informe esse valor para o usuário e o usuário informa o valor para pagamento. O programa calcula o troco e informa-o ao usuário <text:soft-page-break/>em notas de 10, 5, 1 e os centavos. Prosseguir a leitura enquanto a quantidade for maior que zero. Se informado zero ou valor negativo para a quantidade não ler o valor unitário.</text:p>
      <text:p text:style-name="P1">Observação: fornecer o troco, de 57.30, por exemplo, na forma:</text:p>
      <text:p text:style-name="P1"><text:tab/>5 cédulas de 10 reais, 1 cédula de 5 reais, 2 reais e 30 centavos.</text:p>
      <text:p text:style-name="P4"/>
      <text:p text:style-name="P4">3) Ler caracteres. Contar quantas vogais minúsculas são informadas. O caractere zero ('0') indica o final da leitura, ou seja, parar de ler quando informado esse caractere.</text:p>
      <text:p text:style-name="P4"/>
      <text:p text:style-name="P4">4) Mostrar os valores ímpares e divisíveis por 7 entre 500 e 0. Ordem decrescente. Fazer a média dos pares e divisíveis por 3 desse intervalo.</text:p>
      <text:p text:style-name="P4"/>
      <text:p text:style-name="P4">5) Ler números inteiros. Prosseguir a leitura até ser informado o valor zero. Informar:</text:p>
      <text:p text:style-name="P4">a) Quantos valores positivos formam informados;</text:p>
      <text:p text:style-name="P4">b) Quantos valores negativos e pares foram informados;</text:p>
      <text:p text:style-name="P4">c) A média dos valores divisíveis por 3 informados. Validar para não fazer divisão por zero no cálculo da mé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Recuperação – estrutura de controle: repetição</dc:title>
    <meta:initial-creator>Beatriz</meta:initial-creator>
    <meta:creation-date>2009-10-16T23:52:00</meta:creation-date>
    <dc:creator>Beatriz </dc:creator>
    <dc:date>2012-02-04T14:47:47.35</dc:date>
    <meta:editing-cycles>15</meta:editing-cycles>
    <meta:editing-duration>PT07H41M44S</meta:editing-duration>
    <meta:generator>BrOffice.org/3.2$Win32 OpenOffice.org_project/320m18$Build-9502</meta:generator>
    <meta:document-statistic meta:table-count="0" meta:image-count="0" meta:object-count="0" meta:page-count="2" meta:paragraph-count="34" meta:word-count="501" meta:character-count="2999"/>
  </office:meta>
</office:document-meta>
</file>